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text-properties style:text-underline-style="none"/>
    </style:style>
    <style:style style:name="P8" style:family="paragraph" style:parent-style-name="Table_20_Contents">
      <style:text-properties style:text-underline-style="none"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fo:text-align="end" style:justify-single-word="false" style:page-number="auto"/>
    </style:style>
    <style:style style:name="P10" style:family="paragraph" style:parent-style-name="Table_20_Contents">
      <style:text-properties style:text-underline-style="none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tracked-changes text:track-changes="false">
        <text:changed-region xml:id="ct186861256" text:id="ct186861256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86861352" text:id="ct186861352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72144104" text:id="ct172144104">
          <text:insertion>
            <office:change-info>
              <dc:creator>Gauthier Bastien</dc:creator>
              <dc:date>2012-02-16T10:23:00</dc:date>
            </office:change-info>
          </text:insertion>
        </text:changed-region>
        <text:changed-region xml:id="ct186889816" text:id="ct186889816">
          <text:insertion>
            <office:change-info>
              <dc:creator>Gauthier Bastien</dc:creator>
              <dc:date>2012-02-16T10:57:00</dc:date>
            </office:change-info>
          </text:insertion>
        </text:changed-region>
        <text:changed-region xml:id="ct186896224" text:id="ct186896224">
          <text:insertion>
            <office:change-info>
              <dc:creator>Gauthier Bastien</dc:creator>
              <dc:date>2012-02-16T10:58:00</dc:date>
            </office:change-info>
          </text:insertion>
        </text:changed-region>
        <text:changed-region xml:id="ct187377376" text:id="ct187377376">
          <text:insertion>
            <office:change-info>
              <dc:creator>Gauthier Bastien</dc:creator>
              <dc:date>2012-05-15T12:47:00</dc:date>
            </office:change-info>
          </text:insertion>
        </text:changed-region>
        <text:changed-region xml:id="ct185348112" text:id="ct185348112">
          <text:insertion>
            <office:change-info>
              <dc:creator>Gauthier Bastien</dc:creator>
              <dc:date>2012-05-15T12:47:00</dc:date>
            </office:change-info>
          </text:insertion>
        </text:changed-region>
        <text:changed-region xml:id="ct186887808" text:id="ct186887808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86900840" text:id="ct18690084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2143536" text:id="ct17214353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86894328" text:id="ct186894328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date style:data-style-name="N36" text:date-value="2012-05-15T12:47:53">15/05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 la Conseillère,</text:p>
      <text:p text:style-name="Standard"><text:tab/><text:tab/>Monsieur le Conseiller,</text:p>
      <text:p text:style-name="Standard"/>
      <text:p text:style-name="Standard"/>
      <text:p text:style-name="Standard"><text:tab/><text:tab/>Nous avons l'honneur de vous convoquer à la réunion du Conseil communal qui se tiendra le <text:change-start text:change-id="ct186861256"/>self.utranslate("weekday_%s" % self.getDate().aDay().lower(), domain="plonelocales").lower()<text:change-end text:change-id="ct186861256"/> <text:change-start text:change-id="ct186861352"/>tool.formatDate(self.getDate(), withHour=True)<text:change-end text:change-id="ct186861352"/>, à l'Hôtel de Ville, Place Communale à La Louvière, <text:change-start text:change-id="ct172144104"/>self.getPlace()<text:change-end text:change-id="ct172144104"/>.</text:p>
      <text:p text:style-name="Standard"/>
      <text:p text:style-name="P6">ORDRE DU JOUR :</text:p>
      <text:p text:style-name="P6"/>
      <text:p text:style-name="P4">Séance publique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span text:style-name="T1"><office:annotation><dc:creator>Gauthier Bastien</dc:creator><dc:date>2012-02-14T16:41:11</dc:date><text:p text:style-name="P11"><text:span text:style-name="T2">do row for item in self.adapted().getPrintableItems(itemUids, privacy='public', categories=self.getNormalCategories())</text:span></text:p></office:annotation></text:span><text:change-start text:change-id="ct186889816"/><text:span text:style-name="T1">item.getItemNumber(relativeTo='meeting')</text:span><text:change-end text:change-id="ct186889816"/><text:span text:style-name="T1">.<text:tab/></text:span><text:change-start text:change-id="ct186896224"/><text:span text:style-name="T1">item.Title()</text:span><text:change-end text:change-id="ct186896224"/></text:p>
            <text:p text:style-name="Table_20_Contents"/>
          </table:table-cell>
        </table:table-row>
      </table:table>
      <text:p text:style-name="P5"/>
      <text:p text:style-name="P4">Huis clos :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office:annotation><dc:creator>Gauthier Bastien</dc:creator><dc:date>2012-02-14T16:41:11</dc:date><text:p text:style-name="P11"><text:span text:style-name="T2">do row for elt in self.adapted().getPrintableItems(itemUids, privacy='secret'</text:span><text:span text:style-name="T3">, categories=self.getNormalCategories(), renumber=True</text:span><text:span text:style-name="T2">)</text:span></text:p></office:annotation><text:change-start text:change-id="ct187377376"/>elt[0]<text:change-end text:change-id="ct187377376"/>.<text:tab/><text:change-start text:change-id="ct185348112"/>elt[1].Title()<text:change-end text:change-id="ct185348112"/></text:p>
            <text:p text:style-name="Table_20_Contents"/>
          </table:table-cell>
        </table:table-row>
        <table:table-row>
          <table:table-cell table:style-name="Tableau2.A1" office:value-type="string">
            <text:p text:style-name="P8"/>
          </table:table-cell>
        </table:table-row>
      </table:table>
      <text:p text:style-name="Standard"/>
      <text:p text:style-name="Standard"><text:tab/>Nous vous prions d'agréer, Madame la Conseillère, Monsieur le Conseille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<text:change-start text:change-id="ct186887808"/>self.getSignatures().split('\n')[0]<text:change-end text:change-id="ct186887808"/></text:p>
          </table:table-cell>
          <table:table-cell table:style-name="Tableau6.A1" office:value-type="string">
            <text:p text:style-name="P3"><text:change-start text:change-id="ct186900840"/>self.getSignatures().split('\n')[2]<text:change-end text:change-id="ct186900840"/></text:p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><text:change-start text:change-id="ct172143536"/>self.getSignatures().split('\n')[1]<text:change-end text:change-id="ct172143536"/></text:p>
          </table:table-cell>
          <table:table-cell table:style-name="Tableau6.A1" office:value-type="string">
            <text:p text:style-name="P3"><text:change-start text:change-id="ct186894328"/>self.getSignatures().split('\n')[3]<text:change-end text:change-id="ct1868943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font-size="11pt" style:font-size-asian="11pt" style:font-size-complex="11pt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  <style:footer>
        <text:p text:style-name="Footer"><text:a xlink:type="simple" xlink:href="http://www.lalouviere.be/">www.lalouviere.be</text:a></text:p>
        <text:p text:style-name="MP2">Hôtel de Ville "Place Communale" - B7100 La Louvière - Tél.: 064 27 78 77 - Fax: 064 27 79 97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5-15T12:47:53</dc:date>
    <dc:creator>Gauthier Bastien</dc:creator>
    <meta:editing-duration>PT2H29M24S</meta:editing-duration>
    <meta:editing-cycles>48</meta:editing-cycles>
    <meta:generator>LibreOffice/3.5$Linux_x86 LibreOffice_project/350m1$Build-2</meta:generator>
    <meta:document-statistic meta:table-count="3" meta:image-count="0" meta:object-count="0" meta:page-count="1" meta:paragraph-count="18" meta:word-count="100" meta:character-count="864" meta:non-whitespace-character-count="775"/>
  </office:meta>
</office:document-meta>
</file>